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variant="small-caps" officeooo:rsid="000f0ce1" officeooo:paragraph-rsid="0000603d" style:font-size-asian="10.5pt"/>
    </style:style>
    <style:style style:name="P2" style:family="paragraph" style:parent-style-name="Standard">
      <style:text-properties officeooo:rsid="0000603d" officeooo:paragraph-rsid="0000603d"/>
    </style:style>
    <style:style style:name="P3" style:family="paragraph" style:parent-style-name="Standard">
      <style:paragraph-properties fo:text-align="start" style:justify-single-word="false"/>
      <style:text-properties officeooo:rsid="0001f397" officeooo:paragraph-rsid="0001f397"/>
    </style:style>
    <style:style style:name="P4" style:family="paragraph" style:parent-style-name="Standard">
      <style:paragraph-properties fo:text-align="start" style:justify-single-word="false"/>
      <style:text-properties officeooo:rsid="0002a3c3" officeooo:paragraph-rsid="0002a3c3"/>
    </style:style>
    <style:style style:name="P5" style:family="paragraph" style:parent-style-name="Standard">
      <style:paragraph-properties fo:text-align="center" style:justify-single-word="false"/>
      <style:text-properties officeooo:paragraph-rsid="000377e5" style:font-name-asian="Wingdings" style:language-asian="fr" style:country-asian="FR" style:font-name-complex="Wingdings"/>
    </style:style>
    <style:style style:name="P6" style:family="paragraph" style:parent-style-name="Standard">
      <style:paragraph-properties fo:text-align="start" style:justify-single-word="false"/>
      <style:text-properties officeooo:paragraph-rsid="0010ad19" style:font-name-asian="Wingdings" style:language-asian="fr" style:country-asian="FR" style:font-name-complex="Wingdings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10ad19" style:language-asian="fr" style:country-asian="FR" style:font-weight-asian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773f6" officeooo:paragraph-rsid="001773f6" style:language-asian="fr" style:country-asian="FR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7792a" officeooo:paragraph-rsid="0017792a" style:language-asian="fr" style:country-asian="FR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a480a" officeooo:paragraph-rsid="001a480a" style:language-asian="fr" style:country-asian="FR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a588d" officeooo:paragraph-rsid="001a588d" style:language-asian="fr" style:country-asian="FR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b3a09" officeooo:paragraph-rsid="001b3a09" style:language-asian="fr" style:country-asian="FR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b3a09" officeooo:paragraph-rsid="001baf22" style:language-asian="fr" style:country-asian="FR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baf22" officeooo:paragraph-rsid="001baf22" style:language-asian="fr" style:country-asian="FR" style:font-weight-asian="normal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officeooo:rsid="00012291" officeooo:paragraph-rsid="00012291"/>
    </style:style>
    <style:style style:name="P16" style:family="paragraph" style:parent-style-name="Standard">
      <style:paragraph-properties fo:text-align="start" style:justify-single-word="false" fo:break-before="page"/>
      <style:text-properties officeooo:rsid="0002a3c3" officeooo:paragraph-rsid="0002a3c3"/>
    </style:style>
    <style:style style:name="P17" style:family="paragraph" style:parent-style-name="Standard">
      <style:paragraph-properties fo:text-align="end" style:justify-single-word="false" fo:break-before="page"/>
      <style:text-properties fo:font-weight="normal" officeooo:rsid="0015907b" officeooo:paragraph-rsid="001773f6" style:language-asian="fr" style:country-asian="FR" style:font-weight-asian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fo:font-weight="normal" officeooo:rsid="001773f6" officeooo:paragraph-rsid="001773f6" style:language-asian="fr" style:country-asian="FR" style:font-weight-asian="normal" style:font-weight-complex="normal"/>
    </style:style>
    <style:style style:name="P19" style:family="paragraph" style:parent-style-name="Standard">
      <style:paragraph-properties fo:margin-left="0.374cm" fo:margin-right="0cm" fo:text-align="start" style:justify-single-word="false" fo:text-indent="0cm" style:auto-text-indent="false"/>
      <style:text-properties officeooo:rsid="0002a3c3" officeooo:paragraph-rsid="000377e5" style:language-asian="fr" style:country-asian="FR"/>
    </style:style>
    <style:style style:name="P20" style:family="paragraph" style:parent-style-name="Standard">
      <style:paragraph-properties fo:margin-left="0.374cm" fo:margin-right="0cm" fo:text-align="start" style:justify-single-word="false" fo:text-indent="0cm" style:auto-text-indent="false"/>
      <style:text-properties officeooo:paragraph-rsid="000377e5" style:language-asian="fr" style:country-asian="FR"/>
    </style:style>
    <style:style style:name="P21" style:family="paragraph" style:parent-style-name="Standard">
      <style:paragraph-properties fo:margin-left="0.374cm" fo:margin-right="0cm" fo:text-align="start" style:justify-single-word="false" fo:text-indent="0cm" style:auto-text-indent="false"/>
      <style:text-properties officeooo:paragraph-rsid="000377e5" style:font-name-asian="Wingdings" style:language-asian="fr" style:country-asian="FR" style:font-name-complex="Wingdings"/>
    </style:style>
    <style:style style:name="P22" style:family="paragraph" style:parent-style-name="Standard">
      <style:paragraph-properties fo:margin-left="0.374cm" fo:margin-right="0cm" fo:text-align="start" style:justify-single-word="false" fo:text-indent="0cm" style:auto-text-indent="false"/>
      <style:text-properties officeooo:paragraph-rsid="000377e5"/>
    </style:style>
    <style:style style:name="P23" style:family="paragraph" style:parent-style-name="Standard">
      <style:paragraph-properties fo:margin-left="0.374cm" fo:margin-right="0cm" fo:text-align="start" style:justify-single-word="false" fo:text-indent="0cm" style:auto-text-indent="false"/>
      <style:text-properties officeooo:paragraph-rsid="000ed31b"/>
    </style:style>
    <style:style style:name="P24" style:family="paragraph" style:parent-style-name="Standard">
      <style:paragraph-properties fo:margin-left="0.374cm" fo:margin-right="0cm" fo:text-align="start" style:justify-single-word="false" fo:text-indent="0cm" style:auto-text-indent="false"/>
      <style:text-properties officeooo:paragraph-rsid="000edebc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0ad19" style:language-asian="fr" style:country-asian="FR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0ad19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a5b6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officeooo:paragraph-rsid="0010ad19" style:font-name-asian="Wingdings" style:language-asian="fr" style:country-asian="FR" style:font-style-asian="italic" style:font-name-complex="Wingdings"/>
    </style:style>
    <style:style style:name="P29" style:family="paragraph" style:parent-style-name="Text_20_body_20_indent">
      <style:paragraph-properties fo:margin-left="0cm" fo:margin-right="0cm" fo:text-align="start" style:justify-single-word="false" fo:text-indent="0cm" style:auto-text-indent="false"/>
      <style:text-properties officeooo:paragraph-rsid="000ed31b" style:font-name-asian="Wingdings" style:font-name-complex="Wingdings"/>
    </style:style>
    <style:style style:name="P30" style:family="paragraph" style:parent-style-name="Retrait_20_corps_20_de_20_texte_20_2">
      <style:paragraph-properties fo:margin-left="0cm" fo:margin-right="0cm" fo:text-align="start" style:justify-single-word="false" fo:text-indent="0cm" style:auto-text-indent="false"/>
      <style:text-properties officeooo:paragraph-rsid="0013a5b6"/>
    </style:style>
    <style:style style:name="P31" style:family="paragraph" style:parent-style-name="Corps_20_de_20_texte_20_3">
      <style:paragraph-properties fo:text-align="start" style:justify-single-word="false"/>
      <style:text-properties officeooo:paragraph-rsid="000377e5" style:font-name-asian="Wingdings" style:font-name-complex="Wingdings"/>
    </style:style>
    <style:style style:name="P32" style:family="paragraph" style:parent-style-name="Retrait_20_corps_20_de_20_texte_20_2">
      <style:paragraph-properties fo:margin-left="0cm" fo:margin-right="0cm" fo:text-align="start" style:justify-single-word="false" fo:text-indent="0cm" style:auto-text-indent="false"/>
      <style:text-properties fo:font-style="italic" officeooo:paragraph-rsid="0013a5b6" style:font-name-asian="Times New Roman" style:language-asian="fr" style:country-asian="FR" style:font-style-asian="italic" style:font-name-complex="Times New Roman"/>
    </style:style>
    <style:style style:name="P33" style:family="paragraph" style:parent-style-name="Retrait_20_corps_20_de_20_texte_20_2">
      <style:paragraph-properties fo:margin-left="0cm" fo:margin-right="0cm" fo:text-align="start" style:justify-single-word="false" fo:text-indent="0cm" style:auto-text-indent="false"/>
      <style:text-properties officeooo:paragraph-rsid="0010ad19" style:font-name-asian="Wingdings" style:font-name-complex="Wingdings"/>
    </style:style>
    <style:style style:name="P34" style:family="paragraph" style:parent-style-name="Standard">
      <style:text-properties style:text-position="0% 100%" officeooo:rsid="0000603d" officeooo:paragraph-rsid="0000603d"/>
    </style:style>
    <style:style style:name="P35" style:family="paragraph" style:parent-style-name="Standard">
      <style:text-properties style:text-position="0% 100%" officeooo:rsid="00012291" officeooo:paragraph-rsid="00012291"/>
    </style:style>
    <style:style style:name="P36" style:family="paragraph" style:parent-style-name="Standard">
      <style:paragraph-properties fo:text-align="start" style:justify-single-word="false"/>
      <style:text-properties style:text-position="0% 100%" officeooo:rsid="00012291" officeooo:paragraph-rsid="00012291"/>
    </style:style>
    <style:style style:name="P37" style:family="paragraph" style:parent-style-name="Standard">
      <style:paragraph-properties fo:text-align="start" style:justify-single-word="false"/>
      <style:text-properties style:text-position="0% 100%" officeooo:rsid="0002a3c3" officeooo:paragraph-rsid="0002a3c3"/>
    </style:style>
    <style:style style:name="P38" style:family="paragraph" style:parent-style-name="Standard">
      <style:paragraph-properties fo:text-align="start" style:justify-single-word="false"/>
      <style:text-properties style:text-position="0% 100%" fo:font-weight="normal" officeooo:rsid="001773f6" officeooo:paragraph-rsid="001773f6" style:font-name-asian="Wingdings" style:language-asian="fr" style:country-asian="FR" style:font-weight-asian="normal" style:font-name-complex="Wingdings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fo:font-weight="normal" officeooo:rsid="0017792a" officeooo:paragraph-rsid="001773f6" style:font-name-asian="Wingdings" style:language-asian="fr" style:country-asian="FR" style:font-weight-asian="normal" style:font-name-complex="Wingdings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fo:font-weight="normal" officeooo:rsid="0017792a" officeooo:paragraph-rsid="0017792a" style:font-name-asian="Wingdings" style:language-asian="fr" style:country-asian="FR" style:font-weight-asian="normal" style:font-name-complex="Wingdings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fo:font-weight="normal" officeooo:rsid="00194215" officeooo:paragraph-rsid="0017792a" style:font-name-asian="Wingdings" style:language-asian="fr" style:country-asian="FR" style:font-weight-asian="normal" style:font-name-complex="Wingdings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fo:font-weight="normal" officeooo:rsid="00194215" officeooo:paragraph-rsid="00194215" style:font-name-asian="Wingdings" style:language-asian="fr" style:country-asian="FR" style:font-weight-asian="normal" style:font-name-complex="Wingdings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fo:font-weight="normal" officeooo:rsid="00194215" officeooo:paragraph-rsid="001a480a" style:font-name-asian="Wingdings" style:language-asian="fr" style:country-asian="FR" style:font-weight-asian="normal" style:font-name-complex="Wingdings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fo:font-weight="normal" officeooo:rsid="001a480a" officeooo:paragraph-rsid="001a480a" style:font-name-asian="Wingdings" style:language-asian="fr" style:country-asian="FR" style:font-weight-asian="normal" style:font-name-complex="Wingdings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fo:font-weight="normal" officeooo:rsid="001a588d" officeooo:paragraph-rsid="001a588d" style:font-name-asian="Wingdings" style:language-asian="fr" style:country-asian="FR" style:font-weight-asian="normal" style:font-name-complex="Wingdings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fo:font-weight="normal" officeooo:rsid="001b3a09" officeooo:paragraph-rsid="001b3a09" style:font-name-asian="Wingdings" style:language-asian="fr" style:country-asian="FR" style:font-weight-asian="normal" style:font-name-complex="Wingdings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fo:font-weight="normal" officeooo:rsid="001baf22" officeooo:paragraph-rsid="001baf22" style:font-name-asian="Wingdings" style:language-asian="fr" style:country-asian="FR" style:font-weight-asian="normal" style:font-name-complex="Wingdings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weight="normal" officeooo:rsid="001baf22" officeooo:paragraph-rsid="001baf22" style:font-name-asian="Wingdings" style:language-asian="fr" style:country-asian="FR" style:font-weight-asian="normal" style:font-name-complex="Wingdings" style:font-weight-complex="normal"/>
    </style:style>
    <style:style style:name="P49" style:family="paragraph" style:parent-style-name="Standard">
      <style:paragraph-properties fo:text-align="end" style:justify-single-word="false" fo:break-before="page"/>
      <style:text-properties style:text-position="0% 100%" officeooo:rsid="0003d43f" officeooo:paragraph-rsid="0003d43f"/>
    </style:style>
    <style:style style:name="P50" style:family="paragraph" style:parent-style-name="Standard">
      <style:paragraph-properties fo:text-align="end" style:justify-single-word="false" fo:break-before="page"/>
      <style:text-properties style:text-position="0% 100%" fo:font-weight="normal" officeooo:rsid="0017792a" officeooo:paragraph-rsid="0017792a" style:font-name-asian="Wingdings" style:language-asian="fr" style:country-asian="FR" style:font-weight-asian="normal" style:font-name-complex="Wingdings" style:font-weight-complex="normal"/>
    </style:style>
    <style:style style:name="P51" style:family="paragraph" style:parent-style-name="Standard">
      <style:paragraph-properties fo:text-align="start" style:justify-single-word="false" fo:break-before="page"/>
      <style:text-properties style:text-position="0% 100%" fo:font-weight="normal" officeooo:rsid="001a480a" officeooo:paragraph-rsid="001a480a" style:font-name-asian="Wingdings" style:language-asian="fr" style:country-asian="FR" style:font-weight-asian="normal" style:font-name-complex="Wingdings" style:font-weight-complex="normal"/>
    </style:style>
    <style:style style:name="P52" style:family="paragraph" style:parent-style-name="Standard">
      <style:paragraph-properties fo:text-align="end" style:justify-single-word="false" fo:break-before="page"/>
      <style:text-properties style:text-position="0% 100%" fo:font-weight="normal" officeooo:rsid="001a480a" officeooo:paragraph-rsid="001a480a" style:font-name-asian="Wingdings" style:language-asian="fr" style:country-asian="FR" style:font-weight-asian="normal" style:font-name-complex="Wingdings" style:font-weight-complex="normal"/>
    </style:style>
    <style:style style:name="P53" style:family="paragraph" style:parent-style-name="Standard">
      <style:paragraph-properties fo:text-align="start" style:justify-single-word="false" fo:break-before="page"/>
      <style:text-properties style:text-position="0% 100%" fo:font-weight="normal" officeooo:rsid="001a588d" officeooo:paragraph-rsid="001a588d" style:font-name-asian="Wingdings" style:language-asian="fr" style:country-asian="FR" style:font-weight-asian="normal" style:font-name-complex="Wingdings" style:font-weight-complex="normal"/>
    </style:style>
    <style:style style:name="P54" style:family="paragraph" style:parent-style-name="Standard">
      <style:paragraph-properties fo:text-align="end" style:justify-single-word="false" fo:break-before="page"/>
      <style:text-properties style:text-position="0% 100%" fo:font-weight="normal" officeooo:rsid="001b3a09" officeooo:paragraph-rsid="001b3a09" style:font-name-asian="Wingdings" style:language-asian="fr" style:country-asian="FR" style:font-weight-asian="normal" style:font-name-complex="Wingdings" style:font-weight-complex="normal"/>
    </style:style>
    <style:style style:name="P55" style:family="paragraph" style:parent-style-name="Standard">
      <style:paragraph-properties fo:text-align="start" style:justify-single-word="false" fo:break-before="page"/>
      <style:text-properties style:text-position="0% 100%" fo:font-weight="normal" officeooo:rsid="001baf22" officeooo:paragraph-rsid="001baf22" style:font-name-asian="Wingdings" style:language-asian="fr" style:country-asian="FR" style:font-weight-asian="normal" style:font-name-complex="Wingdings" style:font-weight-complex="normal"/>
    </style:style>
    <style:style style:name="P56" style:family="paragraph" style:parent-style-name="Standard">
      <style:paragraph-properties fo:text-align="end" style:justify-single-word="false" fo:break-before="page"/>
      <style:text-properties style:text-position="0% 100%" fo:font-weight="normal" officeooo:rsid="001baf22" officeooo:paragraph-rsid="001baf22" style:font-name-asian="Wingdings" style:language-asian="fr" style:country-asian="FR" style:font-weight-asian="normal" style:font-name-complex="Wingdings" style:font-weight-complex="normal"/>
    </style:style>
    <style:style style:name="P57" style:family="paragraph" style:parent-style-name="Standard">
      <style:paragraph-properties fo:margin-left="0.374cm" fo:margin-right="0cm" fo:text-align="start" style:justify-single-word="false" fo:text-indent="0cm" style:auto-text-indent="false"/>
      <style:text-properties officeooo:paragraph-rsid="00054134" style:font-name-asian="Wingdings" style:language-asian="fr" style:country-asian="FR" style:font-name-complex="Wingdings"/>
    </style:style>
    <style:style style:name="P58" style:family="paragraph" style:parent-style-name="Standard">
      <style:paragraph-properties fo:margin-left="0.374cm" fo:margin-right="0cm" fo:text-align="start" style:justify-single-word="false" fo:text-indent="0cm" style:auto-text-indent="false"/>
      <style:text-properties officeooo:paragraph-rsid="000377e5" style:font-name-asian="Wingdings" style:language-asian="fr" style:country-asian="FR" style:font-name-complex="Wingdings"/>
    </style:style>
    <style:style style:name="P59" style:family="paragraph" style:parent-style-name="Standard">
      <style:paragraph-properties fo:margin-left="0.374cm" fo:margin-right="0cm" fo:text-align="start" style:justify-single-word="false" fo:text-indent="0cm" style:auto-text-indent="false"/>
      <style:text-properties style:text-position="0% 100%" officeooo:rsid="0002a3c3" officeooo:paragraph-rsid="000377e5" style:font-name-asian="Wingdings" style:language-asian="fr" style:country-asian="FR" style:font-name-complex="Wingdings"/>
    </style:style>
    <style:style style:name="P60" style:family="paragraph" style:parent-style-name="Standard">
      <style:paragraph-properties fo:margin-left="0.374cm" fo:margin-right="0cm" fo:text-align="start" style:justify-single-word="false" fo:text-indent="0cm" style:auto-text-indent="false"/>
      <style:text-properties style:text-position="0% 100%" fo:font-style="italic" officeooo:rsid="0002a3c3" officeooo:paragraph-rsid="000edebc" style:font-name-asian="Times New Roman" style:language-asian="fr" style:country-asian="FR" style:font-style-asian="italic" style:font-name-complex="Times New Roman"/>
    </style:style>
    <style:style style:name="P61" style:family="paragraph" style:parent-style-name="Standard">
      <style:paragraph-properties fo:margin-left="0.374cm" fo:margin-right="0cm" fo:text-align="start" style:justify-single-word="false" fo:text-indent="0cm" style:auto-text-indent="false"/>
      <style:text-properties style:text-position="0% 100%" fo:font-style="italic" officeooo:rsid="0002a3c3" officeooo:paragraph-rsid="000edebc" style:font-name-asian="Wingdings" style:language-asian="fr" style:country-asian="FR" style:font-style-asian="italic" style:font-name-complex="Wingdings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officeooo:paragraph-rsid="0013a5b6" style:font-name-asian="Wingdings" style:language-asian="fr" style:country-asian="FR" style:font-style-asian="italic" style:font-name-complex="Wingdings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0ad19" style:font-name-asian="Wingdings" style:language-asian="fr" style:country-asian="FR" style:font-name-complex="Wingdings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a5b6" style:font-name-asian="Wingdings" style:language-asian="fr" style:country-asian="FR" style:font-name-complex="Wingdings"/>
    </style:style>
    <style:style style:name="T1" style:family="text">
      <style:text-properties fo:text-transform="lowercase"/>
    </style:style>
    <style:style style:name="T2" style:family="text">
      <style:text-properties fo:text-transform="lowercase" officeooo:rsid="001c3060"/>
    </style:style>
    <style:style style:name="T3" style:family="text">
      <style:text-properties fo:text-transform="lowercase" officeooo:rsid="0000603d"/>
    </style:style>
    <style:style style:name="T4" style:family="text">
      <style:text-properties officeooo:rsid="000db761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-asian="Wingdings" style:font-name-complex="Wingdings"/>
    </style:style>
    <style:style style:name="T7" style:family="text">
      <style:text-properties style:text-position="super 58%" officeooo:rsid="0017792a" style:font-name-asian="Wingdings" style:font-name-complex="Wingdings"/>
    </style:style>
    <style:style style:name="T8" style:family="text">
      <style:text-properties style:text-position="super 58%" officeooo:rsid="001a480a" style:font-name-asian="Wingdings" style:font-name-complex="Wingdings"/>
    </style:style>
    <style:style style:name="T9" style:family="text">
      <style:text-properties style:text-position="super 58%" officeooo:rsid="001baf22" style:font-name-asian="Wingdings" style:font-name-complex="Wingdings"/>
    </style:style>
    <style:style style:name="T10" style:family="text">
      <style:text-properties style:text-position="super 58%" officeooo:rsid="002506e8" style:font-name-asian="Wingdings" style:font-name-complex="Wingdings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2229ca"/>
    </style:style>
    <style:style style:name="T13" style:family="text">
      <style:text-properties style:text-position="0% 100%" style:font-name-asian="Times New Roman" style:font-name-complex="Times New Roman"/>
    </style:style>
    <style:style style:name="T14" style:family="text">
      <style:text-properties style:text-position="0% 100%" style:font-name-asian="Wingdings" style:font-name-complex="Wingdings"/>
    </style:style>
    <style:style style:name="T15" style:family="text">
      <style:text-properties style:text-position="0% 100%" officeooo:rsid="0017792a" style:font-name-asian="Wingdings" style:font-name-complex="Wingdings"/>
    </style:style>
    <style:style style:name="T16" style:family="text">
      <style:text-properties style:text-position="0% 100%" officeooo:rsid="00194215" style:font-name-asian="Wingdings" style:font-name-complex="Wingdings"/>
    </style:style>
    <style:style style:name="T17" style:family="text">
      <style:text-properties style:text-position="0% 100%" officeooo:rsid="001a480a" style:font-name-asian="Wingdings" style:font-name-complex="Wingdings"/>
    </style:style>
    <style:style style:name="T18" style:family="text">
      <style:text-properties style:text-position="0% 100%" officeooo:rsid="001a588d" style:font-name-asian="Wingdings" style:font-name-complex="Wingdings"/>
    </style:style>
    <style:style style:name="T19" style:family="text">
      <style:text-properties style:text-position="0% 100%" officeooo:rsid="001baf22" style:font-name-asian="Wingdings" style:font-name-complex="Wingdings"/>
    </style:style>
    <style:style style:name="T20" style:family="text">
      <style:text-properties style:text-position="0% 100%" officeooo:rsid="001eb487" style:font-name-asian="Wingdings" style:font-name-complex="Wingdings"/>
    </style:style>
    <style:style style:name="T21" style:family="text">
      <style:text-properties style:text-position="0% 100%" officeooo:rsid="001fe1d4" style:font-name-asian="Wingdings" style:font-name-complex="Wingdings"/>
    </style:style>
    <style:style style:name="T22" style:family="text">
      <style:text-properties style:text-position="0% 100%" officeooo:rsid="0020dc3a" style:font-name-asian="Wingdings" style:font-name-complex="Wingdings"/>
    </style:style>
    <style:style style:name="T23" style:family="text">
      <style:text-properties style:text-position="0% 100%" officeooo:rsid="002242c9" style:font-name-asian="Wingdings" style:font-name-complex="Wingdings"/>
    </style:style>
    <style:style style:name="T24" style:family="text">
      <style:text-properties style:text-position="0% 100%" officeooo:rsid="0022e175" style:font-name-asian="Wingdings" style:font-name-complex="Wingdings"/>
    </style:style>
    <style:style style:name="T25" style:family="text">
      <style:text-properties style:text-position="0% 100%" officeooo:rsid="002491fc" style:font-name-asian="Wingdings" style:font-name-complex="Wingdings"/>
    </style:style>
    <style:style style:name="T26" style:family="text">
      <style:text-properties style:text-position="0% 100%" officeooo:rsid="002506e8" style:font-name-asian="Wingdings" style:font-name-complex="Wingdings"/>
    </style:style>
    <style:style style:name="T27" style:family="text">
      <style:text-properties style:text-position="0% 100%" officeooo:rsid="001d2c0a"/>
    </style:style>
    <style:style style:name="T28" style:family="text">
      <style:text-properties style:text-position="sub 58%"/>
    </style:style>
    <style:style style:name="T29" style:family="text">
      <style:text-properties style:text-position="sub 58%" style:font-name-asian="Wingdings" style:font-name-complex="Wingdings"/>
    </style:style>
    <style:style style:name="T30" style:family="text">
      <style:text-properties style:text-position="sub 58%" officeooo:rsid="001a480a" style:font-name-asian="Wingdings" style:font-name-complex="Wingdings"/>
    </style:style>
    <style:style style:name="T31" style:family="text">
      <style:text-properties style:font-name-asian="Times New Roman" style:font-name-complex="Times New Roman"/>
    </style:style>
    <style:style style:name="T32" style:family="text">
      <style:text-properties style:font-name-asian="Times New Roman" style:language-asian="fr" style:country-asian="FR" style:font-name-complex="Times New Roman"/>
    </style:style>
    <style:style style:name="T33" style:family="text">
      <style:text-properties style:font-name-asian="Wingdings" style:font-name-complex="Wingdings"/>
    </style:style>
    <style:style style:name="T34" style:family="text">
      <style:text-properties officeooo:rsid="00054134" style:font-name-asian="Wingdings" style:font-name-complex="Wingdings"/>
    </style:style>
    <style:style style:name="T35" style:family="text">
      <style:text-properties officeooo:rsid="0005d024" style:font-name-asian="Wingdings" style:font-name-complex="Wingdings"/>
    </style:style>
    <style:style style:name="T36" style:family="text">
      <style:text-properties officeooo:rsid="0007a75a" style:font-name-asian="Wingdings" style:font-name-complex="Wingdings"/>
    </style:style>
    <style:style style:name="T37" style:family="text">
      <style:text-properties officeooo:rsid="00088710" style:font-name-asian="Wingdings" style:font-name-complex="Wingdings"/>
    </style:style>
    <style:style style:name="T38" style:family="text">
      <style:text-properties officeooo:rsid="000bceac" style:font-name-asian="Wingdings" style:font-name-complex="Wingdings"/>
    </style:style>
    <style:style style:name="T39" style:family="text">
      <style:text-properties officeooo:rsid="000d85ee" style:font-name-asian="Wingdings" style:font-name-complex="Wingdings"/>
    </style:style>
    <style:style style:name="T40" style:family="text">
      <style:text-properties officeooo:rsid="0013a5b6" style:font-name-asian="Wingdings" style:font-name-complex="Wingdings"/>
    </style:style>
    <style:style style:name="T41" style:family="text">
      <style:text-properties officeooo:rsid="001773f6" style:font-name-asian="Wingdings" style:font-name-complex="Wingdings"/>
    </style:style>
    <style:style style:name="T42" style:family="text">
      <style:text-properties style:font-name-asian="Wingdings" style:language-asian="fr" style:country-asian="FR" style:font-name-complex="Wingdings"/>
    </style:style>
    <style:style style:name="T43" style:family="text">
      <style:text-properties officeooo:rsid="0007a75a" style:font-name-asian="Wingdings" style:language-asian="fr" style:country-asian="FR" style:font-name-complex="Wingdings"/>
    </style:style>
    <style:style style:name="T44" style:family="text">
      <style:text-properties officeooo:rsid="000ed31b" style:font-name-asian="Wingdings" style:language-asian="fr" style:country-asian="FR" style:font-name-complex="Wingdings"/>
    </style:style>
    <style:style style:name="T45" style:family="text">
      <style:text-properties officeooo:rsid="000edebc" style:font-name-asian="Wingdings" style:language-asian="fr" style:country-asian="FR" style:font-name-complex="Wingdings"/>
    </style:style>
    <style:style style:name="T46" style:family="text">
      <style:text-properties officeooo:rsid="0013a5b6" style:font-name-asian="Wingdings" style:language-asian="fr" style:country-asian="FR" style:font-name-complex="Wingdings"/>
    </style:style>
    <style:style style:name="T47" style:family="text">
      <style:text-properties fo:font-style="italic" style:font-style-asian="italic"/>
    </style:style>
    <style:style style:name="T48" style:family="text">
      <style:text-properties fo:font-style="italic" officeooo:rsid="000ed31b" style:font-style-asian="italic"/>
    </style:style>
    <style:style style:name="T49" style:family="text">
      <style:text-properties fo:font-style="italic" style:font-name-asian="Wingdings" style:language-asian="fr" style:country-asian="FR" style:font-style-asian="italic" style:font-name-complex="Wingdings"/>
    </style:style>
    <style:style style:name="T50" style:family="text">
      <style:text-properties fo:font-style="italic" style:font-name-asian="Wingdings" style:font-style-asian="italic" style:font-name-complex="Wingdings"/>
    </style:style>
    <style:style style:name="T51" style:family="text">
      <style:text-properties fo:font-style="italic" style:font-name-asian="Times New Roman" style:language-asian="fr" style:country-asian="FR" style:font-style-asian="italic" style:font-name-complex="Times New Roman"/>
    </style:style>
    <style:style style:name="T52" style:family="text">
      <style:text-properties fo:font-style="normal" style:font-style-asian="normal"/>
    </style:style>
    <style:style style:name="T53" style:family="text">
      <style:text-properties style:text-line-through-style="solid" style:text-line-through-type="single"/>
    </style:style>
    <style:style style:name="T54" style:family="text">
      <style:text-properties style:text-line-through-style="solid" style:text-line-through-type="single" style:text-position="0% 100%" style:font-name-asian="Wingdings" style:font-name-complex="Wingdings"/>
    </style:style>
    <style:style style:name="T55" style:family="text">
      <style:text-properties style:text-line-through-style="none" style:text-line-through-type="none"/>
    </style:style>
    <style:style style:name="T56" style:family="text">
      <style:text-properties style:text-line-through-style="none" style:text-line-through-type="none" style:text-position="0% 100%" style:font-name-asian="Wingdings" style:font-name-complex="Wingdings"/>
    </style:style>
    <style:style style:name="T57" style:family="text">
      <style:text-properties style:text-line-through-style="none" style:text-line-through-type="none" style:text-position="super 58%" style:font-name-asian="Wingdings" style:font-name-complex="Wingdings"/>
    </style:style>
    <style:style style:name="T58" style:family="text">
      <style:text-properties officeooo:rsid="001eb487"/>
    </style:style>
    <style:style style:name="T59" style:family="text">
      <style:text-properties officeooo:rsid="0022c576"/>
    </style:style>
    <style:style style:name="T60" style:family="text">
      <style:text-properties officeooo:rsid="0023a32b"/>
    </style:style>
    <style:style style:name="T61" style:family="text">
      <style:text-properties officeooo:rsid="002506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<text:span text:style-name="T5">er</text:span><text:span text:style-name="T11">. Dans l'assemblée de ce matin à l'hotel<text:line-break/>de ville, </text:span><text:span text:style-name="T27">d</text:span><text:span text:style-name="T11">élibéré que M</text:span><text:span text:style-name="T5">rs</text:span><text:span text:style-name="T11">. Breton, Guillon,<text:line-break/>Richer et Rambois, en habit de cérémonie<text:line-break/>et accompagnés de deux sergents de ville<text:line-break/>en manteaux ou casaques, iront demain<text:line-break/>jetter l'eau benite à Lunèville.</text:span></text:p>
      <text:p text:style-name="P2"><text:span text:style-name="T11">J'ai </text:span><text:span text:style-name="T27">e</text:span><text:span text:style-name="T11">û l'après midi les préparatifs de<text:line-break/>l’Église de Bonsecours. Et M. Mique est<text:line-break/>arrivé le soir pour tout préparer, avec<text:line-break/>le memoire de M. le Card</text:span><text:span text:style-name="T5">l</text:span><text:span text:style-name="T11">. De Choiseul,<text:line-break/>sur l'ordre de la marche et dela<text:line-break/>ceremonie à l’Église.</text:span></text:p>
      <text:p text:style-name="P2"><text:span text:style-name="T11">Mon frere ecrit à M. Coster, dela part<text:line-break/>de Son Em</text:span><text:span text:style-name="T5">ce</text:span><text:span text:style-name="T11">. Pour se charger de composer<text:line-break/>la relation de toute la Pompe funebre.</text:span></text:p>
      <text:p text:style-name="P34"/>
      <text:p text:style-name="P35">2<text:line-break/><text:line-break/>La députation de l'hotel de ville va à Luneville,<text:line-break/>et à 3 h ap. Midi jette l'eau benite dans<text:line-break/>la chapelle ardente. La Cour Souveraine<text:line-break/>y avoit été la veille. La Ch. des C. le<text:line-break/>Baillage et la maitrise le 2.</text:p>
      <text:p text:style-name="P35">M. le Comte de Stainville va à Lunèville<text:line-break/>l'après midi.</text:p>
      <text:p text:style-name="P35"/>
      <text:p text:style-name="P35">3<text:line-break/><text:line-break/>à Six heures du soir le corps du<text:line-break/>feu Roi de Pologne, Duc de Lorraine et<text:line-break/>de Bar, est parti de Lunèville, avec<text:line-break/>un nombreux cortége, au milieu des larmes</text:p>
      <text:p text:style-name="P15"><text:span text:style-name="T11">122<text:line-break/>et des gemissemens des bourgeois, dont plus<text:line-break/>de 4000 ont suivi jusqu'à Leomont.<text:line-break/>après </text:span><text:span text:style-name="T27">l</text:span><text:span text:style-name="T11">e depart M. le Chancelier a mis<text:line-break/>le scellé sur la Chambre du Roi. Il a ensuite<text:line-break/>rejoint le convoi, qui est arrivé à Bonsecours<text:line-break/>à minuit et demi. Le Corps a été aussitôt<text:line-break/>décendu dans le caveau où est déjà inhummée<text:line-break/>feuë reine de Pologne. Cette ceremonie<text:line-break/>a duré environ <text:s/></text:span><text:span text:style-name="T5">3</text:span><text:span text:style-name="T12">/</text:span><text:span text:style-name="T28">4</text:span><text:span text:style-name="T11"> d'heure ; à Nancy dès<text:line-break/>les 6 h. du soir, moment du départ, on tiroit<text:line-break/>un coup de canon des remparts de quart<text:line-break/>d'heure en quart d'heure ; les décharges ont<text:line-break/>redoublé à la descente du corps dans le tombeau.<text:line-break/>Et le reg</text:span><text:span text:style-name="T5">t</text:span><text:span text:style-name="T11">. du Roy rangé dans le fauxbourg<text:line-break/>a fait des Salves de mousqueterie. Le<text:line-break/>reg</text:span><text:span text:style-name="T5">t</text:span><text:span text:style-name="T11">. des Gardes lorraines avoit accompagné<text:line-break/>le Convoy.</text:span></text:p>
      <text:p text:style-name="P36"/>
      <text:p text:style-name="P3"><text:span text:style-name="T11">4<text:line-break/><text:line-break/>aujourdhui s'est fait le Service dans<text:line-break/>l’Église des minimes de Bonsecours. Il<text:line-break/>devoit commencer à 10 h. du matin, mais<text:line-break/>ce n'a été qu'à onze. Le Card</text:span><text:span text:style-name="T5">l</text:span><text:span text:style-name="T11">. De Choiseul<text:line-break/>officioit, avec 4 abbés crossés et mîttrés ;<text:line-break/>Tous S'y est passé avec beaucoup de dignité.<text:line-break/>Et de décence. La Cour s</text:span><text:span text:style-name="T5">ne</text:span><text:span text:style-name="T11">. La Ch. des C. le<text:line-break/>Baîllage, la maitrise des E. et f l'hotel<text:line-break/>de ville, la Justice consulaire y etoient.<text:line-break/>Et au dehors un Peuple immense. Tou</text:span><text:span text:style-name="T27">t</text:span><text:span text:style-name="T11"><text:line-break/>etoit fini à midi et un quart.</text:span></text:p>
      <text:p text:style-name="P3"><text:span text:style-name="T11">Mort de M. de Beauchamps, ancien L</text:span><text:span text:style-name="T5">t</text:span><text:span text:style-name="T11">.<text:line-break/>de Roy. Sera inhumé dans l’Église de S ; Roch.</text:span></text:p>
      <text:p text:style-name="P16"><text:span text:style-name="T11">Presque tout ce qui etoit venu de Lunèville y est retourné immédiatem</text:span><text:span text:style-name="T5">t</text:span><text:span text:style-name="T11">.<text:line-break/>M. le Chancelier et M. l'Intendant y<text:line-break/>sont allés. M. le Chancelier part demain<text:line-break/>pour Versailles et enmêne mon Jeune frere.<text:line-break/>On dit que le testament et le Codicile du<text:line-break/>feu Roi, qui avoient été portés à <text:line-break/>versailles, par M. de Lucé, ont été renvoyés<text:line-break/>à la Cour Souveraine.</text:span></text:p>
      <text:p text:style-name="P37">M. alliot est parti pour Versailles</text:p>
      <text:p text:style-name="P37"/>
      <text:p text:style-name="P4"><text:span text:style-name="T11">5<text:line-break/><text:line-break/>Le feu a pris vers trois heures du matin<text:line-break/>à une poutre dans le cabinet de toilette<text:line-break/>d'une petite chambre à côté de l'apartem</text:span><text:span text:style-name="T5">t</text:span><text:span text:style-name="T11">.<text:line-break/>De M</text:span><text:span text:style-name="T5">e</text:span><text:span text:style-name="T11">. la Comtesse de Stainville, pendant<text:line-break/>que Mad. la Duchesse de grammont<text:line-break/>y etoit logée. J'y suis allé en robbe de<text:line-break/>chambre et j'y ai trouvé M. Mique<text:line-break/>avec des ouvriers. Le dommage a eté<text:line-break/>peu considerable, on n'a point Sonné<text:line-break/>le Beffroi, et M. de Stainville </text:span><text:span text:style-name="T27">n'</text:span><text:span text:style-name="T11">en a<text:line-break/>pas été éveillé.</text:span></text:p>
      <text:p text:style-name="P37">Les minimes de Bonsecours célébrent<text:line-break/>aujourdhui un Service pour le feu Roi de P.</text:p>
      <text:p text:style-name="P37">Le testament du Roy de P. a été lû et<text:line-break/>homologué ce matin àla Cour souveraine.<text:line-break/>M. l'Intendant est revenu de Lunèville.<text:line-break/>Et M. le Chancelier a passé allant à<text:line-break/>versailles où mon Jeune frere l'accompagne.</text:p>
      <text:p text:style-name="P49">12 mars<text:line-break/>1766.</text:p>
      <text:p text:style-name="P5">PRIÉRES</text:p>
      <text:p text:style-name="P31">A Dieu en triste complainte de douleur, chantons la lentement,<text:line-break/>d’un ton lugubre en pleures, de la perte que nous faisons de<text:line-break/>notre bon Souverain, qui toujours sera regretté des fidèles<text:line-break/>lorrains, <text:span text:style-name="T52">Sur l'Air : </text:span>je l'ai perdu.</text:p>
      <text:p text:style-name="P31"/>
      <text:p text:style-name="P57">Venez vous en fidèles Lorrains,<text:line-break/>Soyons tous en tristesses ;<text:line-break/>De voir que notre Souverain,<text:line-break/>Par sa mort nous délaisse :<text:line-break/>Une maladie de dix-neuf jours,<text:line-break/>Souffrant dans l’espérance ;<text:line-break/>Que Dieu dans l'éternel séjour,<text:line-break/>fera sa récompence.</text:p>
      <text:p text:style-name="P57"><text:tab/>Avant mourir fit ses adieux,<text:line-break/>Au souverain Pontif,<text:line-break/>Et faire pour lui prier à Dieu,<text:line-break/>Comme curé primitif,<text:line-break/>Etant très bien persuadé,<text:line-break/>Que ses saintes Prières,<text:line-break/>Fléchiront la Divinité<text:line-break/>Pour son âme en lumière.</text:p>
      <text:p text:style-name="P21">2</text:p>
      <text:p text:style-name="P20"><text:span text:style-name="T31"><text:tab/></text:span><text:span text:style-name="T33">Fit ses adieux à ses enfans,<text:line-break/>Son amé Fr</text:span><text:span text:style-name="T34">e</text:span><text:span text:style-name="T33">re &amp; Gendre,<text:line-break/></text:span><text:span text:style-name="T34">A</text:span><text:span text:style-name="T33"> son épouse pareillement,<text:line-break/>Sa fille Reine de France,<text:line-break/>De vouloir prier Dieu pour lui,<text:line-break/>Son </text:span><text:span text:style-name="T34">a</text:span><text:span text:style-name="T33">me la recevoir,<text:line-break/>Avec les Saints en Paradis,<text:line-break/>Dans sa c</text:span><text:span text:style-name="T34">e</text:span><text:span text:style-name="T33">léste gloire.</text:span></text:p>
      <text:p text:style-name="P20"><text:span text:style-name="T31"><text:tab/></text:span><text:span text:style-name="T33">Fit ses adieux pareillement,<text:line-break/>Aux Rois régnant sur terre,<text:line-break/></text:span><text:span text:style-name="T34">A</text:span><text:span text:style-name="T33"> l'Empereur premièrement,<text:line-break/>De vouloir Dieu prier,<text:line-break/>Recevoir son </text:span><text:span text:style-name="T34">a</text:span><text:span text:style-name="T33">me dans les Cieux,<text:line-break/>Y chanter ses louanges,<text:line-break/>D'un ton le plus m</text:span><text:span text:style-name="T34">e</text:span><text:span text:style-name="T33">lodieux,<text:line-break/>En joyes avec les Anges.</text:span></text:p>
      <text:p text:style-name="P20"><text:span text:style-name="T31"><text:tab/></text:span><text:span text:style-name="T33">Faut espérer qu'il est heureux,<text:line-break/>Ayant été sur terre,<text:line-break/>Un Roi dévot bien vertueux,<text:line-break/>Très-souvent en priére,<text:line-break/>A la sainte Vierge mére de Dieu,<text:line-break/>M’étant sa confiance,<text:line-break/>Sa fidéle avocate aux Cieux,<text:line-break/>Ses prières elle présente.</text:span></text:p>
      <text:p text:style-name="P20"><text:soft-page-break/><text:span text:style-name="T31"><text:tab/></text:span><text:span text:style-name="T33">Présente de même à Dieu aussi,<text:line-break/>Qu’étant roi de Pologne,<text:line-break/>Tous les maux qu’il y a subit :<text:line-break/>En sa propre personne :<text:line-break/>L'armée formidable des Russiens,<text:line-break/>Fais</text:span><text:span text:style-name="T34">oi</text:span><text:span text:style-name="T33">t tous ses efforts,<text:line-break/>de perdre ce pieux souverain,</text:span></text:p>
      <text:p text:style-name="P21">Et de le mettre à mort.</text:p>
      <text:p text:style-name="P20"><text:span text:style-name="T31"><text:tab/></text:span><text:span text:style-name="T33">La confiance qu'il av</text:span><text:span text:style-name="T34">oi</text:span><text:span text:style-name="T33">t,<text:line-break/></text:span><text:span text:style-name="T34">A</text:span><text:span text:style-name="T33"> Dieu &amp; à la Vierge,<text:line-break/>Lui inspire le sécret,<text:line-break/>De vitte s'en évader,<text:line-break/>Avec aisance se travesti,<text:line-break/></text:span><text:span text:style-name="T34">A</text:span><text:span text:style-name="T33"> passer la vistule<text:line-break/>Au travers de ses ennemis,<text:line-break/>Qui ne le reconnure.</text:span></text:p>
      <text:p text:style-name="P20"><text:span text:style-name="T31"><text:tab/></text:span><text:span text:style-name="T33">Nous passons ici bien des maux,<text:line-break/>Qu’il a subit ensuite,<text:line-break/>Mais en après bien des travaux,<text:line-break/>Il eut la réu</text:span><text:span text:style-name="T35">s</text:span><text:span text:style-name="T33">ite,<text:line-break/>En Lorraine notre Souverain,<text:line-break/>Pendant vingt-neuf années,<text:line-break/>Toujours en paix doux et bénin,<text:line-break/>S'est l</text:span><text:span text:style-name="T35">a</text:span><text:span text:style-name="T33"> pourquoi on l'aime.</text:span></text:p>
      <text:p text:style-name="P20"><text:span text:style-name="T31"><text:tab/></text:span><text:span text:style-name="T33">Son règne de paix des plus heureux<text:line-break/>Nous l'aurons en mémoire,<text:line-break/></text:span><text:span text:style-name="T36">A</text:span><text:span text:style-name="T33"> travailler toujours pour Dieu,<text:line-break/>De fonder à sa gloire,<text:line-break/>Premièrement des Missions,<text:line-break/>Des écoles dans les villes,<text:line-break/>Y enseigner les Orphelins,<text:line-break/>Par sa bonté divine.</text:span></text:p>
      <text:p text:style-name="P20"><text:span text:style-name="T31"><text:tab/></text:span><text:span text:style-name="T33">Enfin l’est mort trop-tôt ainsi<text:line-break/>En Février le vingt-trois,<text:line-break/>De l'an 1766 :<text:line-break/>Nous n'avons plus d'espoir,<text:line-break/>Qu’à LOUIS XV Roi très chré-<text:line-break/>tien,<text:line-break/>3<text:line-break/>Des états de la France,<text:line-break/>Nous sommes à lui fidèle Lorrains<text:line-break/>Par la sainte Providence.<text:line-break/></text:span><text:span text:style-name="T31"><text:tab/></text:span><text:span text:style-name="T33">On fut huit jours à préparer,<text:line-break/>Cérémonie funèbre,<text:line-break/>De notre Roi le bien aimé,<text:line-break/>Tous les jours faire priéres,<text:line-break/>Par des Religieux bien dévots,<text:line-break/>À célébrer des Messes,<text:line-break/>Pour son </text:span><text:span text:style-name="T36">a</text:span><text:span text:style-name="T33">me, qu'il soit en repos,<text:line-break/></text:span><text:soft-page-break/><text:span text:style-name="T33">Dans la gloire céleste.</text:span></text:p>
      <text:p text:style-name="P20"><text:span text:style-name="T31"><text:tab/></text:span><text:span text:style-name="T33">Le neuviéme jour tout préparé,<text:line-break/>On en fit le cortège,<text:line-break/>De Lunéville fut transporté,<text:line-break/>Aux pieds de la sainte Vierge,<text:line-break/></text:span><text:span text:style-name="T36">A</text:span><text:span text:style-name="T33"> Bonsecours près de Nancy,<text:line-break/>Avec sa ch</text:span><text:span text:style-name="T36">e</text:span><text:span text:style-name="T33">re compagne,<text:line-break/>Notre bonne Reine est aussi,<text:line-break/>Prions Dieu pour leurs âmes.</text:span></text:p>
      <text:p text:style-name="P20"><text:span text:style-name="T31"><text:tab/></text:span><text:span text:style-name="T33">Ce cortège fut accompagné,<text:line-break/>De toute la Noblesse,<text:line-break/>Tout un chacun y a pleuré,<text:line-break/>Avec grande tristesse,<text:line-break/>Seigneurs de la Cour de Nancy,<text:line-break/>Messieurs du Bailliage,<text:line-break/>Celui de Lunéville aussi,<text:line-break/>Faire ce triste voyage.</text:span></text:p>
      <text:p text:style-name="P22"><text:span text:style-name="T32"><text:tab/></text:span><text:span text:style-name="T42">Les Gentils-hommes, Pages </text:span><text:span text:style-name="T43">&amp;</text:span><text:span text:style-name="T42"> <text:line-break/>Cadets,<text:line-break/>Messieurs les Gardes du Corps,<text:line-break/>Tous en flambeaux qui éclair</text:span><text:span text:style-name="T43">oi</text:span><text:span text:style-name="T42">ent,<text:line-break/>De chaque côté du corps,<text:line-break/>Les Suisses, Héducs &amp; Valets de<text:line-break/>pieds,<text:line-break/>En mains grande lumières,<text:line-break/>Et aussi tous les Palferniers,<text:line-break/>Tant devant que derrière</text:span></text:p>
      <text:p text:style-name="P20"><text:span text:style-name="T31"><text:tab/></text:span><text:span text:style-name="T33">Le grand carosse fait expret,<text:line-break/>De drap noir enfublée,<text:line-break/>Au dessus une grande croix,<text:line-break/>De blan satin vermeille,<text:line-break/>Tous les chevaux en deuil aussi,<text:line-break/>Ah ! quel triste spéctacle,<text:line-break/>Chacun y fais</text:span><text:span text:style-name="T36">oi</text:span><text:span text:style-name="T33">t de grands cris,<text:line-break/>De regrets déplorables.</text:span></text:p>
      <text:p text:style-name="P20"><text:span text:style-name="T31"><text:tab/></text:span><text:span text:style-name="T33">Le grand Héros march</text:span><text:span text:style-name="T36">oi</text:span><text:span text:style-name="T33">t devant<text:line-break/>Du carosse à cheval,<text:line-break/>Ayant en main certainement,<text:line-break/>Le beau bâton royal,<text:line-break/></text:span><text:span text:style-name="T36">A</text:span><text:span text:style-name="T33"> ce grand deuil chacun pleur</text:span><text:span text:style-name="T36">oi</text:span><text:span text:style-name="T33">t,<text:line-break/>Même les gens des Villages,<text:line-break/>Que sur la route ils abord</text:span><text:span text:style-name="T36">oi</text:span><text:span text:style-name="T33">ent,<text:line-break/>Tout ét</text:span><text:span text:style-name="T37">o</text:span><text:span text:style-name="T33">it pitoyable.</text:span></text:p>
      <text:p text:style-name="P20"><text:span text:style-name="T31"><text:tab/></text:span><text:span text:style-name="T33">Religieux, Carmes &amp; Capucins,<text:line-break/>En furent de ce cortège,<text:line-break/>Ayant chacun des cierges en main,<text:line-break/>Hélas ! quel détresse,<text:line-break/>Les corps des Congrégations,<text:line-break/>D'Hommes, de Garçons &amp; Filles,<text:line-break/></text:span><text:soft-page-break/><text:span text:style-name="T33">Avec grande dévotions,<text:line-break/>Y furent hors de la ville.</text:span></text:p>
      <text:p text:style-name="P20"><text:span text:style-name="T31"><text:tab/></text:span><text:span text:style-name="T33">Soixante pauvres y furent aussi,<text:line-break/>Avec torches allumées,<text:line-break/>En robe noi</text:span><text:span text:style-name="T38">r</text:span><text:span text:style-name="T33"> sans contredit,<text:line-break/>4<text:line-break/>Grossiss</text:span><text:span text:style-name="T39">o</text:span><text:span text:style-name="T33">it l'</text:span><text:span text:style-name="T39">e</text:span><text:span text:style-name="T33">ssemblée,<text:line-break/>C’est pourquoi on les renvoya,<text:line-break/>N'y étant nécessaire,<text:line-break/>Que malheur ne leurs arrivas,<text:line-break/>Fini fut leurs priéres.</text:span></text:p>
      <text:p text:style-name="P20"><text:span text:style-name="T31"><text:tab/></text:span><text:span text:style-name="T33">Les Officiers du Régiment<text:line-break/>Des Gardes de Lorraine,<text:line-break/>Avec un gros détachement,<text:line-break/>Du matin cette journée,<text:line-break/>Furent devant attendre à Bonsecours<text:line-break/>Recevoir le cortége,<text:line-break/>Qui fut mardi avant le jour,<text:line-break/>De Mars le quatriéme.</text:span></text:p>
      <text:p text:style-name="P22"><text:span text:style-name="T32"><text:tab/></text:span><text:span text:style-name="T42">Le corp du Roi fut déposé,<text:line-break/>Au milieu de l’Eglise,<text:line-break/>Sur un mosolé préparé,<text:line-break/>De suite fait le service,<text:line-break/>Par Prélats &amp; Religieux,<text:line-break/>Qui chantérent ses obséques,<text:line-break/>Que son âme soit dedans les cieux,<text:line-break/>Jérusalem céleste.</text:span></text:p>
      <text:p text:style-name="P20"><text:span text:style-name="T31"><text:tab/></text:span><text:span text:style-name="T33">Dans le tombeau fut inhumé,<text:line-break/></text:span><text:span text:style-name="T39">A</text:span><text:span text:style-name="T33"> côté de la Reine,<text:line-break/></text:span><text:span text:style-name="T39">A</text:span><text:span text:style-name="T33"> Dieu pour eux devons prier,<text:line-break/>Par toute la Lorraine,<text:line-break/>Avec humilité de cœur,<text:line-break/>Demander les suffrages<text:line-break/>À la Vierge m</text:span><text:span text:style-name="T39">e</text:span><text:span text:style-name="T33">re du Sauveur,<text:line-break/>D'être leurs avantages.</text:span></text:p>
      <text:p text:style-name="P19"><text:span text:style-name="T13"><text:tab/></text:span><text:span text:style-name="T14">Ainsi soit-il.</text:span></text:p>
      <text:p text:style-name="P59"/>
      <text:p text:style-name="P29"><text:span text:style-name="T47">Autres Complainte en prières à Dieu, pour STANISLAS Roi très-<text:line-break/>vertueux : chantons la lentement d’un ton lugubre à la gloire,</text:span> Sur l'Air :<text:line-break/><text:span text:style-name="T47">Pauvre morté</text:span><text:span text:style-name="T48">l</text:span><text:span text:style-name="T47"> o</text:span><text:span text:style-name="T48">u</text:span><text:span text:style-name="T47"> est votre mémoire.</text:span></text:p>
      <text:p text:style-name="P23"><text:span text:style-name="T32"><text:tab/></text:span><text:span text:style-name="T42">V</text:span><text:span text:style-name="T44">E</text:span><text:span text:style-name="T42">nez vous en à moi Lorrains<text:line-break/>fidèles,<text:line-break/>Venez vous en pleurer avec moi,<text:line-break/>Et prier Dieu humblement avec zéle,<text:line-break/>Sur le tombeau de notre deffunt roi,<text:line-break/>Qui en ce monde toujours à Dieu<text:line-break/>fidèle, </text:span><text:span text:style-name="T49">bis.<text:line-break/></text:span><text:span text:style-name="T42">A pratiquer les préceptes de sa loi.</text:span></text:p>
      <text:p text:style-name="P23"><text:span text:style-name="T32"><text:tab/></text:span><text:span text:style-name="T42">Pieux, dévot à la sainte Vierge,<text:line-break/></text:span><text:soft-page-break/><text:span text:style-name="T42">Qui en sa vie, l’a souvent protégé,<text:line-break/>Dedans le ciel sa fidéle concierge,<text:line-break/>Qu'en récompense de sa fidélité,<text:line-break/>Présente son </text:span><text:span text:style-name="T45">a</text:span><text:span text:style-name="T42">me allumée comme<text:line-break/>un cierge, </text:span><text:span text:style-name="T49">bis<text:line-break/></text:span><text:span text:style-name="T42">Aux trois perfonnes de la Ste Trinité</text:span></text:p>
      <text:p text:style-name="P23"><text:span text:style-name="T32"><text:tab/></text:span><text:span text:style-name="T42">Notre grand Dieu tout rempli<text:line-break/>de clémence,<text:line-break/>Exaucera nos priéres &amp; nos pleurs,<text:line-break/>Pour notre roi qu'à mis sa confiance,<text:line-break/>Toujours en lui avec humble ferveur,<text:line-break/>Et à la Vierge avocate clémente,</text:span><text:span text:style-name="T49"> bis.<text:line-break/></text:span><text:span text:style-name="T42">Près de son fils J</text:span><text:span text:style-name="T45">e</text:span><text:span text:style-name="T42">sus notre S</text:span><text:span text:style-name="T45">f</text:span><text:span text:style-name="T42">auveur.</text:span></text:p>
      <text:p text:style-name="P23"><text:span text:style-name="T42"><text:tab/>Hélas ! mon Dieu, nous faisons<text:line-break/>grande perte,<text:line-break/>d'un roi si bon si doux &amp; bienfaisant,<text:line-break/>Envoyez-nous un roi qui nous gou-<text:line-break/>verne,<text:line-break/>Comme lui en paix toujours bien-<text:line-break/>sagement,<text:line-break/>5<text:line-break/>Bien vertueux &amp; d'un long heureux<text:line-break/>régne, </text:span><text:span text:style-name="T49">bis.<text:line-break/></text:span><text:span text:style-name="T33">Qu’en ses Etats l’on bannisse les mé-<text:line-break/>chants.</text:span></text:p>
      <text:p text:style-name="P24"><text:span text:style-name="T32"><text:tab/></text:span><text:span text:style-name="T42">Pour quant à moi j'aurai toujours<text:line-break/>mémoi</text:span><text:span text:style-name="T45">r</text:span><text:span text:style-name="T42">,<text:line-break/>De Stanislas notre roi bon chrétien,<text:line-break/>A prier Dieu que son </text:span><text:span text:style-name="T45">a</text:span><text:span text:style-name="T42">me soit en<text:line-break/>gloire,<text:line-break/>Dedans les Cieux, avec ses plus <text:line-break/>grands Saints,<text:line-break/>Hélas ! Mon Dieu, </text:span><text:span text:style-name="T45">s</text:span><text:span text:style-name="T42">'est là tout<text:line-break/>mon espoir, </text:span><text:span text:style-name="T49">bis.<text:line-break/></text:span><text:span text:style-name="T42">Me confiant à votre amour divin.<text:line-break/>Ainsi soit-il.</text:span></text:p>
      <text:p text:style-name="P60"/>
      <text:p text:style-name="P61">Requies cat in pace.</text:p>
      <text:p text:style-name="P61"/>
      <text:p text:style-name="P6">COMPLAINTE NOUVELLE<text:line-break/>DE MONSEIGNEUR LE DAUPHIN.</text:p>
      <text:p text:style-name="P30"><text:span text:style-name="T50">Mort à Versailles le 17 Décembre 1765, </text:span><text:span text:style-name="T33">Sur l'Air : </text:span><text:span text:style-name="T50">Catin petite brune.</text:span></text:p>
      <text:p text:style-name="P32"/>
      <text:p text:style-name="P30"><text:span text:style-name="T42">D</text:span><text:span text:style-name="T46">I</text:span><text:span text:style-name="T42">vine Providence,<text:line-break/>Qui décidez mon sort,<text:line-break/>Mon cœur en défaillance,<text:line-break/>N'attend plus que la mort,<text:line-break/>Roi cher papa,<text:line-break/>Ne vous alarmez pas,<text:line-break/></text:span><text:soft-page-break/><text:span text:style-name="T42">C’est le vouloir,<text:line-break/>Et de Dieu le pouvoir.</text:span><text:span text:style-name="T32"><text:line-break/><text:tab/></text:span><text:span text:style-name="T49">Sa Majesté Louis XV.</text:span></text:p>
      <text:p text:style-name="P30"><text:span text:style-name="T51"><text:tab/></text:span><text:span text:style-name="T42">Perle de ma Couronne,<text:line-break/>Dont l'éclat ravissant ;<text:line-break/>Seule charme ma personne,<text:line-break/>Digne issu de mon sang,<text:line-break/>Mon cher enfant,<text:line-break/>S'en retourne au néant,<text:line-break/>Quelle douleur,<text:line-break/>S'empare de mon coeur.</text:span></text:p>
      <text:p text:style-name="P27"><text:span text:style-name="T51"><text:tab/></text:span><text:span text:style-name="T49">Monseigneur le Dauphin.</text:span></text:p>
      <text:p text:style-name="P27"><text:span text:style-name="T42">Reine, ma très chère m</text:span><text:span text:style-name="T46">e</text:span><text:span text:style-name="T42">re,<text:line-break/>Ne versez pas des pleurs,<text:line-break/>Ce passage il faut faire,<text:line-break/>C'est l’ordre du Seigneur,<text:line-break/>N’oubliez pas,<text:line-break/>Les pauvres à mon trépas,<text:line-break/>Soit jeunes ou vieux,<text:line-break/>Ils sont membres de Dieu.</text:span></text:p>
      <text:p text:style-name="P62"><text:tab/>La Reine très chrétienne de France.</text:p>
      <text:p text:style-name="P63"><text:tab/>Beau fruit de mes entrailles,<text:line-break/>Que j'ai porté neuf mois,<text:line-break/>Au Louvre de Versailles,<text:line-break/>Mon fils regardez-moi,<text:line-break/>Un doux baiser,<text:line-break/>Et pour me consoler,<text:line-break/>Mon cher enfant,<text:line-break/>6<text:line-break/>Que j'aime tendrement.</text:p>
      <text:p text:style-name="P26"><text:span text:style-name="T51"><text:tab/></text:span><text:span text:style-name="T49">Madame la Dauphine.</text:span></text:p>
      <text:p text:style-name="P25"><text:span text:style-name="T31"><text:tab/></text:span><text:span text:style-name="T33">Adieu époux fid</text:span><text:span text:style-name="T40">e</text:span><text:span text:style-name="T33">l,<text:line-break/>Adieu charmant Dauphin,<text:line-break/>Comme la tourterelle,<text:line-break/>Je gémirai sans fin,<text:line-break/>D'un cœur navré,<text:line-break/>De près je vous suivrai,<text:line-break/>Embrassez-moi,<text:line-break/>Pour la dernière fois.</text:span></text:p>
      <text:p text:style-name="P26"><text:span text:style-name="T51"><text:tab/></text:span><text:span text:style-name="T49">Monseigneur le Dauphin.</text:span></text:p>
      <text:p text:style-name="P25"><text:span text:style-name="T31"><text:tab/></text:span><text:span text:style-name="T33">Epouse cessez vos larmes,<text:line-break/>C’est un décret de Dieu,<text:line-break/>Qui veut placer mon âme,<text:line-break/>s'il lui plaît dans les Cieux,<text:line-break/>Par sa bonté,<text:line-break/>Pour toute l'éternité,<text:line-break/>Les larmes aux yeux,<text:line-break/>Chère compagne adieu.</text:span></text:p>
      <text:p text:style-name="P26"><text:span text:style-name="T51"><text:tab/></text:span><text:span text:style-name="T49">Les Enfans de Monseigneur.</text:span></text:p>
      <text:p text:style-name="P25"><text:soft-page-break/><text:span text:style-name="T33">Donnez-nous très</text:span><text:span text:style-name="T40">-</text:span><text:span text:style-name="T33">cher P</text:span><text:span text:style-name="T40">e</text:span><text:span text:style-name="T33">re,<text:line-break/>La bénédiction,<text:line-break/>Les deux genoux à terre,<text:line-break/>Nous vous en supplions,<text:line-break/>Je vous bénis,<text:line-break/>Au nom du P</text:span><text:span text:style-name="T40">e</text:span><text:span text:style-name="T33">re &amp; Fils,<text:line-break/>Et du Saint-Esprit,<text:line-break/>Que Dieu soit votre appui.</text:span></text:p>
      <text:p text:style-name="P62"><text:tab/>A Louis Duc de Berry.</text:p>
      <text:p text:style-name="P64">Sire, je vous recommande,<text:line-break/>Louis Duc de Berry,<text:line-break/>Mon fils, je vous commande,<text:line-break/>De lui être soumis,<text:line-break/>Doux aux Soldats,<text:line-break/>Chérissez les Prélats,<text:line-break/>Et soutenez l’Etat,<text:line-break/>De votre cher Papa,</text:p>
      <text:p text:style-name="P63"><text:tab/>Les Dames &amp; les Princesses, ver-<text:line-break/>sant un torrent de pleurs, justes aux<text:line-break/>combats Noblesse, Et Chevaliers<text:line-break/>d'honneur, le deuil au cœur, sont<text:line-break/>saisis de douleurs, Gardes-du-<text:line-break/>corps, sont presque à demi mort.</text:p>
      <text:p text:style-name="P28"><text:tab/>Les pauvres de Paris &amp; Versailles.</text:p>
      <text:p text:style-name="P25"><text:span text:style-name="T33"><text:tab/>Prince très charitable, aux veu-<text:line-break/>ves, aux orphelins, Nous que vieil-<text:line-break/>lesse accable, Nous prierons sans<text:line-break/>fin, pour vos bontés, &amp; libérali-<text:line-break/>tés : c</text:span><text:span text:style-name="T40">a</text:span><text:span text:style-name="T33">uelle mort que tu nous fai</text:span><text:span text:style-name="T40">t<text:line-break/></text:span><text:span text:style-name="T33">de tort.</text:span></text:p>
      <text:p text:style-name="P25"><text:span text:style-name="T33"><text:tab/>Dans un morne silence, chacun<text:line-break/>pleure &amp; gémit, son corps mort est<text:line-break/>à Sens, son cœur à Saint Denis, &amp;<text:line-break/>l'</text:span><text:span text:style-name="T40">a</text:span><text:span text:style-name="T33">me aux Cieux, avec les bienheu-<text:line-break/>reux, pour tout jamais, dans ce<text:line-break/>séjour de paix.<text:tab/><text:tab/></text:span><text:span text:style-name="T40">FIN</text:span></text:p>
      <text:p text:style-name="P33"/>
      <text:p text:style-name="P7"><text:span text:style-name="T33">Vu permis d’imprimer, à Lunéville ce 11 Mars<text:line-break/>1766.</text:span><text:span text:style-name="T31"><text:tab/><text:tab/><text:tab/><text:tab/><text:tab/></text:span><text:span text:style-name="T33">Signé, VIOT.</text:span></text:p>
      <text:p text:style-name="P17"><text:span text:style-name="T33">12</text:span><text:span text:style-name="T41">4</text:span></text:p>
      <text:p text:style-name="P8"><text:span text:style-name="T33">7<text:line-break/><text:line-break/>assemblée du Bureau de l'aumône, où etoient<text:line-break/>M</text:span><text:span text:style-name="T6">rs</text:span><text:span text:style-name="T14">. De Riocourt, de Morey, abbé de Tervenus,<text:line-break/>abbé de Bressey, Dombâle, françois, de<text:line-break/>Maisonneuve et Durival. On a décidé sur<text:line-break/>plusieurs requêtes, et délibéré de laisser à bail<text:line-break/>à vi</text:span><text:span text:style-name="T20">e</text:span><text:span text:style-name="T14"> au Curé de S ; Nico</text:span><text:span text:style-name="T20">l</text:span><text:span text:style-name="T14">as, à 124</text:span><text:span text:style-name="T6">#</text:span><text:span text:style-name="T14">. de<text:line-break/>L</text:span><text:span text:style-name="T6">ne</text:span><text:span text:style-name="T14">. Par année, le Jardin dela maison de force.</text:span></text:p>
      <text:p text:style-name="P38">M. Noverre, arrivé de St<text:span text:style-name="T58">u</text:span>ggard est venu<text:line-break/>me voir avec une lettre de M. uriot</text:p>
      <text:p text:style-name="P38"/>
      <text:p text:style-name="P38">8<text:line-break/><text:line-break/>Sur de mauvaises nouvelles dela santé<text:line-break/>dela Reine, M. le Cardinal de Choiseul<text:line-break/>a ordonné des priéres cet après midi<text:line-break/>dans l’Eglise primatiale, <text:span text:style-name="T58">c</text:span>e qui a fort<text:line-break/>allarmé tout le monde.</text:p>
      <text:p text:style-name="P38"/>
      <text:p text:style-name="P8"><text:span text:style-name="T14">9<text:line-break/><text:line-break/>aujourdhui assemblée à l'hotel de ville<text:line-break/>pour la fondation des maladies Epidemiques,<text:line-break/>M</text:span><text:span text:style-name="T6">rs</text:span><text:span text:style-name="T14">. De Riocourt, de Marcol, Mongin<text:line-break/>et moi. Mais M. du Rouvrois n'y aiant<text:line-break/>pû venir, il n'a rien été fait, et l'assembl<text:line-break/>a été remise.</text:span></text:p>
      <text:p text:style-name="P38"/>
      <text:p text:style-name="P38">10<text:line-break/>11<text:line-break/><text:line-break/>M. l'Intendant arrive à Nancy, y reste<text:line-break/>le 11 et va voir la Pepiniere, dont on<text:line-break/>défonce le terrain ; le 12 il y est encore ;<text:line-break/>il partira le 13 pour Neuviller</text:p>
      <text:p text:style-name="P18"><text:span text:style-name="T14">12<text:line-break/><text:line-break/>M. </text:span><text:span text:style-name="T15">l'Intendant a reçu des lettres de M.<text:line-break/>son pere du 9, il n'avoit pas encore remis<text:line-break/>les sceaux de Lorraine, ni vû la Reine<text:line-break/>quoiqu'elle se porte mieux. Il doit y avoir<text:line-break/>devant le Roy une assemblée où seront M</text:span><text:span text:style-name="T7">rs</text:span><text:span text:style-name="T15">.<text:line-break/>Le Duc de Choiseul, P</text:span><text:span text:style-name="T7">ce</text:span><text:span text:style-name="T15">. De Beauvau,<text:line-break/>Le Controlleur general, dela Galaiziere et<text:line-break/>alliot pour régler le sort des Gens du<text:line-break/>feu Roi de Pologne.</text:span></text:p>
      <text:p text:style-name="P39">J'ai reçu aussi une lettre de mon frere<text:line-break/>du meme jour 9. M. Dela Gal dit<text:line-break/>plaisamment que ce qui a été lû au <text:line-break/>Parlement le 3 est un plagiat de ce qu'il<text:line-break/>a fait en Lorraine.</text:p>
      <text:p text:style-name="P39"/>
      <text:p text:style-name="P9"><text:span text:style-name="T14">12<text:line-break/><text:line-break/>aujourdhui assemblée del'academie<text:line-break/>où etoient M</text:span><text:span text:style-name="T6">rs</text:span><text:span text:style-name="T14">. Du Rouvrois directeur,<text:line-break/>de Sivry sou directeur, de Solignac sec</text:span><text:span text:style-name="T6">re</text:span><text:span text:style-name="T14">.<text:line-break/>de Tervenus, Cupers, andré, Liebault,<text:line-break/>P. Leslie, P. husson, abbé Gautier et<text:line-break/>Durival l'ainé. on a proposé M. de<text:line-break/>Montal chanoine de Toul pour acad.<text:line-break/>Mais cela a Souffert difficulté, parce q</text:span><text:span text:style-name="T6">l</text:span><text:span text:style-name="T14">.<text:line-break/>n'avoit point demandé en régle, et qu'il<text:line-break/>faut voir de quel merite Sont Ses ouvrages<text:line-break/>imprimés, entre'autres l'anti-réformateur.<text:line-break/>convenu aussi qu'on liroit les ouvrage</text:span><text:span text:style-name="T21">s</text:span><text:span text:style-name="T14"> de<text:line-break/>M. le Bas. Que l'abbé Crédo seroit effacé</text:span></text:p>
      <text:p text:style-name="P50">125</text:p>
      <text:p text:style-name="P40">de la classe des Titulaires, et que M. Liebault<text:line-break/>y Seroit mis. M. de solignac a promis<text:line-break/>de travailler à l'Eloge du Roy.</text:p>
      <text:p text:style-name="P40"/>
      <text:p text:style-name="P40">13<text:line-break/><text:line-break/>M. l'Intendant repart pour Neuviller.</text:p>
      <text:p text:style-name="P40">Demain Service aux Carmes pour<text:line-break/>Stanislas le bienfaisant.</text:p>
      <text:p text:style-name="P40"/>
      <text:p text:style-name="P9"><text:span text:style-name="T14">15<text:line-break/><text:line-break/>à l'assemblée de l'hotel de ville on a<text:line-break/>arreté à 120</text:span><text:span text:style-name="T6">#</text:span><text:span text:style-name="T14">. de france le logement en<text:line-break/>argent de l'abbé </text:span><text:span text:style-name="T22">mar</text:span><text:span text:style-name="T16">quet Son bibliotécaire.</text:span></text:p>
      <text:p text:style-name="P41">Je reçois des lettre de M. dela Gal. Et<text:line-break/>de mon Jeune frere, dattées de versailles<text:line-break/>le 12. Le dimanche 9 au Soir M. dela Gal.<text:line-break/>Remet les Sceaux de Lorraine à Roy.<text:line-break/>Le 13 il a dû y avoir une assemblée devant<text:line-break/>S. M. sur les affaire de Lorraine.<text:line-break/>Quoique la Reine continuë d'aller de mieux <text:line-break/>en mieux elle ne reçoit encore personne<text:line-break/>et M. de la Gal. Ni M. Alliot ne l'avoient<text:line-break/>pas encore vû.</text:p>
      <text:p text:style-name="P41"/>
      <text:p text:style-name="P42">16<text:line-break/><text:line-break/>M. de Lucé arrive de Paris. Il ne savoit<text:line-break/>encore rien del'arrangement fait pour la<text:line-break/>maison du feu Roy de Pol.</text:p>
      <text:p text:style-name="P42"/>
      <text:p text:style-name="P43">17<text:line-break/><text:line-break/>on reprend les ouvrages de maçonnerie<text:line-break/>au corps-royal des Cazernes de Nancy.</text:p>
      <text:p text:style-name="P51">17<text:line-break/><text:line-break/>Je reçois une lettre de mon frere dattée<text:line-break/>de versaille le 14. Dans le travail de la<text:line-break/>veille fait devant le Roy, on a reglé le sort<text:line-break/>de la maison du Roy de P.. La livrée conserve ses<text:line-break/>gages. Il y a aura peut-etre des retranchemens<text:line-break/>sur le surplus. Le 15 M. de la Gal a dû<text:line-break/>retourner à Paris. Il doit arriver en<text:line-break/>Lorraine en meme tems que M. alliot pour<text:line-break/>la levée des scellés et la delivrance des legs.<text:line-break/>M. l'Intendant après avoir reçu ses lettres<text:line-break/>est parti pour Lunèville, où M. de Lucé<text:line-break/>le dévance.</text:p>
      <text:p text:style-name="P44">Un huissier pour les Leonis, commence<text:line-break/>à Saisir chès les Jesuites de Lorraine.</text:p>
      <text:p text:style-name="P44"/>
      <text:p text:style-name="P44">18<text:line-break/><text:line-break/>Le P. Charles, Jes.qui s'etoit chargé de<text:line-break/>l'or. fun. du Roy de P. est malade et<text:line-break/>a remercié</text:p>
      <text:p text:style-name="P10"><text:span text:style-name="T14">M. le Chancelier passe à 7 h </text:span><text:span text:style-name="T6">1</text:span><text:span text:style-name="T14">/</text:span><text:span text:style-name="T29">2</text:span><text:span text:style-name="T14"> du soir<text:line-break/>allant à Lunèville.</text:span></text:p>
      <text:p text:style-name="P44"/>
      <text:p text:style-name="P10"><text:span text:style-name="T14">19<text:line-break/><text:line-break/>à l'assemblée de l'hotel de ville délibéré<text:line-break/>de se pourvoir pour la conservation des<text:line-break/>droits de la ville sur le collège, l’Église &amp;.<text:line-break/>Et à l'occasion de partie des 50000</text:span><text:span text:style-name="T6">#</text:span><text:span text:style-name="T14">. de,<text:line-break/>france prétés au Roy de Pol. et destinés<text:line-break/>à la reconstruction du collège de Nancy<text:line-break/>et à l'entretien de celui de Bar.</text:span></text:p>
      <text:p text:style-name="P52">126</text:p>
      <text:p text:style-name="P10"><text:span text:style-name="T14">19<text:line-break/><text:line-break/>La Cour S</text:span><text:span text:style-name="T6">ne</text:span><text:span text:style-name="T14">. A reçu aujourdhui l'oposition<text:line-break/>des Jesuites, permis d'assigner les saisissants<text:line-break/>à leur domicile élû à </text:span><text:span text:style-name="T18">Nancy, toute</text:span><text:span text:style-name="T23">s</text:span><text:span text:style-name="T18"> choses<text:line-break/>demeurant en etat.</text:span></text:p>
      <text:p text:style-name="P45">M. de Stainville m'a montré une lettre qui<text:line-break/>donne au Commandant general de la Province<text:line-break/>la Malgrange pour maison de Campagne,<text:line-break/>avec pouvoir de faire démolir telles parties<text:line-break/>qu'il jugera à propos.</text:p>
      <text:p text:style-name="P45">On dit dans Nancy qu'on lui donne aussi<text:line-break/>pour logement l'hotel del'Intendance.<text:line-break/>M. Alliot passe l'après midi allant à<text:line-break/>Lunèville, et S'arrête chès M. de Stainville.</text:p>
      <text:p text:style-name="P11"><text:span text:style-name="T14">Les Gages et apointemens dela maison du<text:line-break/>Roy Stanislas Sont conservés en pensions.<text:line-break/>Il y aura des retranchemens Sur les pensions<text:line-break/>de la musique. Il y a aparence qu'on donnera<text:line-break/>des pensions aux officiers des Gardes du corps<text:line-break/>et des cadets. Qu'on renverra les gardes avec<text:line-break/>leurs chevaux, uniformes, armes et bagages.<text:line-break/>Et les cadets avec leur uniforme, armes et<text:line-break/>500</text:span><text:span text:style-name="T6">#</text:span><text:span text:style-name="T14">. de gratification.</text:span></text:p>
      <text:p text:style-name="P45"/>
      <text:p text:style-name="P45">20<text:line-break/><text:line-break/>M. le Chancelier a commencé aujoudhui<text:line-break/>l'éxécution testamentaire, en remettant à<text:line-break/>M. le māal de Bercheni les chevaux et<text:line-break/>voitures dont la plupart sont déjà vendus.<text:line-break/>Il a aussi levé les scellés de l'apartement</text:p>
      <text:p text:style-name="P53">du Roy, de la cassette, del'appartement de<text:line-break/>la Reine et de quelques autres parties. Demain<text:line-break/>on commencera la délivrance des legs en argent.</text:p>
      <text:p text:style-name="P45"/>
      <text:p text:style-name="P46">21<text:line-break/><text:line-break/>M. le Comte de Stainville m'a apris ce<text:line-break/>matin que le Roy accordoit cent mille livres<text:line-break/>sur la succession du Roy de P. pour la<text:line-break/>construction des casernes, et que le suplus<text:line-break/>seroit pris sur le fonds des fortifications :<text:line-break/>M. de Stainville logera à l'Intendance<text:line-break/>au bout de la carriere. E<text:span text:style-name="T59">t</text:span> l'Intendant dans<text:line-break/>son hotel Sur la Place royale.</text:p>
      <text:p text:style-name="P46">M. l'Intendant léve les scellés à la<text:line-break/>Malgrange. Service aux Premontés pour<text:line-break/>le Roy Stanislas.</text:p>
      <text:p text:style-name="P46"/>
      <text:p text:style-name="P46">22<text:line-break/><text:line-break/>M. l'Intendant à Commercy pour y <text:line-break/>faire la meme opération.</text:p>
      <text:p text:style-name="P12"><text:span text:style-name="T14">L'hotel de ville a ajugé des bois dela<text:line-break/>côte S</text:span><text:span text:style-name="T6">te</text:span><text:span text:style-name="T14">. Catherine et au dessus de Maréville.<text:line-break/>Il y a été résolu un Service Solennel<text:line-break/>pour le feu Roy de P. dans l’Église S. Roch,<text:line-break/>après la 15</text:span><text:span text:style-name="T6">e</text:span><text:span text:style-name="T14">. </text:span><text:span text:style-name="T24">d</text:span><text:span text:style-name="T14">e Pâques, Sans oraison funébre<text:line-break/>M. l'Evêque du Toul a promis d'y venir officier,<text:line-break/>et le vicaire de S. Roch est allé convenir du jour.</text:span></text:p>
      <text:p text:style-name="P46">On m'écrit de Lunéville le 22. : notre Cour<text:line-break/>se dépeuple petit à petit. Tout le monde se<text:line-break/>plaint. Il n'y a encore rien de décidé<text:line-break/>définitivement En attendant on délivre les legs.</text:p>
      <text:p text:style-name="P54">127</text:p>
      <text:p text:style-name="P46">23<text:line-break/><text:line-break/>Il neige un peu pendant le jour, et il gêle<text:line-break/>pendant la nuit.</text:p>
      <text:p text:style-name="P46"/>
      <text:p text:style-name="P46">24<text:line-break/><text:line-break/>Il neige très fort pendant le jour et dégèle.<text:line-break/><text:span text:style-name="T55">M</text:span>. l'Intendant retourne à Lunèville. Il a<text:line-break/>ecrit ces jours ci, de concert <text:span text:style-name="T60">avec</text:span> M. le Comte<text:line-break/>de Stainville, à M. le Duc de Choiseul sur les<text:line-break/>apointemens de Gouverneur dela Malgrange,<text:line-break/>et offre en meme tems de remettre la Capitainerie<text:line-break/>des chasses.</text:p>
      <text:p text:style-name="P46"/>
      <text:p text:style-name="P12"><text:span text:style-name="T14">25<text:line-break/><text:line-break/>Il a beaucoup neigé la nuit derniere,<text:line-break/>et la neige continuë de tomber par un vent<text:line-break/>Sud-ouest. Il y avoit encore un dégré de froid<text:line-break/>à 7 h </text:span><text:span text:style-name="T8">1</text:span><text:span text:style-name="T17">/</text:span><text:span text:style-name="T30">2</text:span><text:span text:style-name="T17"> </text:span><text:span text:style-name="T14">du matin. À 3 h ap. Midi 3 dég.<text:line-break/>de chaud.</text:span></text:p>
      <text:p text:style-name="P12"><text:span text:style-name="T14">On m'ecrit d'hier de Lunèville. M. le<text:line-break/>Chancelier n'a encore rien reçu de positif<text:line-break/>sur le sort de la maison du Roy de P.<text:line-break/>En attendant on prépare le dissolution<text:line-break/>pour le 1</text:span><text:span text:style-name="T6">er</text:span><text:span text:style-name="T14">. avril.</text:span></text:p>
      <text:p text:style-name="P46"/>
      <text:p text:style-name="P46">26<text:line-break/><text:line-break/>M. le Premier President m'envoye dire le<text:line-break/>matin par Son Secretaire, qu'on discontinuera<text:line-break/>de Sonner à la Quasimodo, et qu'on pourra<text:line-break/>le lendemain reprendre les Spectables.</text:p>
      <text:p text:style-name="P13"><text:span text:style-name="T14">L'abbé Sallet est venu me demander que<text:line-break/>la foire S</text:span><text:span text:style-name="T6">t</text:span><text:span text:style-name="T14">. Georges Soit remise après le </text:span><text:span text:style-name="T19">service<text:line-break/>du 25 avril. Et le Soir l'abbé Ragot</text:span></text:p>
      <text:p text:style-name="P55">me montre une lettre del'Eveque de Toul<text:line-break/>qui fixe au 14 mai le service dela ville<text:line-break/>et me prie d'ecrire à l'abbé Clement<text:line-break/>pour l'or. fun. du Roy Stanislas.</text:p>
      <text:p text:style-name="P47"/>
      <text:p text:style-name="P13"><text:span text:style-name="T19">27<text:line-break/><text:line-break/>Mon frere m'ecrit d'hier de Lunèville que<text:line-break/>le Sort de la Maison du Roy est à peuprè<text:line-break/>décidé. Celui du Conseil, des greffes &amp;<text:line-break/>la Chancellerie. Le reg</text:span><text:span text:style-name="T9">t</text:span><text:span text:style-name="T19">. des Gardes Lorr.<text:line-break/>Partira le 31 par le Dauphiné. On tirera<text:line-break/>la Milice dans le cours du mois prochain.</text:span></text:p>
      <text:p text:style-name="P13"><text:span text:style-name="T19">On m'ecrit d'hier de Lunèville que le sort<text:line-break/>du Conseil est réglé. Les membres qui<text:line-break/>le composoient conserve</text:span><text:span text:style-name="T25">n</text:span><text:span text:style-name="T19">t leurs apoint</text:span><text:span text:style-name="T9">s</text:span><text:span text:style-name="T19">.<text:line-break/>Mes freres ont chacun 1500</text:span><text:span text:style-name="T9">#</text:span><text:span text:style-name="T19">. de<text:line-break/>pensio.</text:span><text:span text:style-name="T26">n</text:span><text:span text:style-name="T19"> M. Guire 3000</text:span><text:span text:style-name="T10">#</text:span><text:span text:style-name="T19">. le S. Bremont<text:line-break/>800</text:span><text:span text:style-name="T9">#</text:span><text:span text:style-name="T19">. le S. Petit Jean 800</text:span><text:span text:style-name="T9">#</text:span><text:span text:style-name="T19">.</text:span></text:p>
      <text:p text:style-name="P47"/>
      <text:p text:style-name="P47">28<text:line-break/><text:line-break/>Je reçois une ettre d'aujourdhui de<text:line-break/>M. l'E<text:span text:style-name="T61">v</text:span>êque de Toul, Suivant laquelle<text:line-break/>le Service de la ville est renvoyé au 27<text:line-break/>mai</text:p>
      <text:p text:style-name="P47"/>
      <text:p text:style-name="P47">30<text:line-break/><text:line-break/>M. le Comte de Stainville ordonne une</text:p>
      <text:p text:style-name="P14"><text:span text:style-name="T14">garde bourgeoise de 50 h. par jour au<text:line-break/>château de Luneville. Et un détachemen</text:span><text:span text:style-name="T6">t</text:span><text:span text:style-name="T14">.<text:line-break/>du reg</text:span><text:span text:style-name="T6">t</text:span><text:span text:style-name="T14">. du Roy pour relever à la Malg.<text:line-break/>celui des garde</text:span><text:span text:style-name="T26">s</text:span><text:span text:style-name="T14"> Lorraines.</text:span></text:p>
      <text:p text:style-name="P47"/>
      <text:p text:style-name="P56">128</text:p>
      <text:p text:style-name="P14"><text:span text:style-name="T14">31<text:line-break/><text:line-break/>M. le Comte de Stainville a ordonné un<text:line-break/>détachement de 12 h. du reg</text:span><text:span text:style-name="T6">t </text:span><text:span text:style-name="T14">; du Roy pour<text:line-break/></text:span><text:span text:style-name="T54">y</text:span><text:span text:style-name="T56"> remplacer à la malgrange celui des gardes Lorraines.<text:line-break/>Et 50 h. de milice bourgeoise pour garder<text:line-break/>le Chateau de Lunèville, que le reg</text:span><text:span text:style-name="T57">t </text:span><text:span text:style-name="T56">; Gardes-<text:line-break/>Lorraines quitte aujourdhui pour aller à<text:line-break/>briançon en dauphiné. Ils partiront demain<text:line-break/>de Nancy, pour Colombey &amp;.</text:span></text:p>
      <text:p text:style-name="P14"><text:span text:style-name="T56">C'est de demain aussi que les tables cessent<text:line-break/>au Chateau de Lunèville. on a levé le scellé<text:line-break/>des papiers des Greffes et dela Chancellerie<text:line-break/>et on en forme des Inventaires. Ils seront<text:line-break/>transportés au Greffe du Conseil de f</text:span><text:span text:style-name="T57">ce</text:span><text:span text:style-name="T56">.<text:line-break/>à Paris ; et il y aura arrêt à cette<text:line-break/>occasion.</text:span></text:p>
      <text:p text:style-name="P48">M. le Duc de fleury m'a ecrit du 29<text:line-break/>touchant ses nouvelles lettres de Bailly<text:line-break/>de Nan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style:language-asian="fr" style:country-asian="FR" style:font-style-asian="italic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-0.125cm" fo:margin-right="0cm" fo:text-align="justify" style:justify-single-word="false" fo:text-indent="0cm" style:auto-text-indent="false"/>
      <style:text-properties style:language-asian="fr" style:country-asian="FR"/>
    </style:style>
    <style:style style:name="Retrait_20_corps_20_de_20_texte_20_2" style:display-name="Retrait corps de texte 2" style:family="paragraph" style:parent-style-name="Standard">
      <style:paragraph-properties fo:margin-left="0.374cm" fo:margin-right="0cm" fo:text-align="justify" style:justify-single-word="false" fo:text-indent="0cm" style:auto-text-indent="false"/>
      <style:text-properties style:language-asian="fr" style:country-asian="FR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00603d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lowercase" officeooo:rsid="001c3060"/>
    </style:style>
    <style:style style:name="MT3" style:family="text">
      <style:text-properties fo:text-transform="lowercase" officeooo:rsid="0000603d"/>
    </style:style>
    <style:style style:name="MT4" style:family="text">
      <style:text-properties officeooo:rsid="000db7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</text:span><text:span text:style-name="MT2">e </text:span><text:span text:style-name="MT3">Mars</text:span><text:tab/>176<text:span text:style-name="MT4">6</text:span>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46:11.920041000</meta:creation-date>
    <dc:date>2016-01-22T13:54:44.587288000</dc:date>
    <meta:editing-duration>PT8H22M36S</meta:editing-duration>
    <meta:editing-cycles>32</meta:editing-cycles>
    <meta:generator>LibreOffice/5.0.4.2$MacOSX_X86_64 LibreOffice_project/2b9802c1994aa0b7dc6079e128979269cf95bc78</meta:generator>
    <meta:document-statistic meta:table-count="0" meta:image-count="0" meta:object-count="0" meta:page-count="19" meta:paragraph-count="121" meta:word-count="3726" meta:character-count="20642" meta:non-whitespace-character-count="16955"/>
  </office:meta>
</office:document-meta>
</file>